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1" svg:font-family="Consolas" style:font-family-generic="swiss" style:font-pitch="fixed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text-properties style:font-name="Open Sans" officeooo:paragraph-rsid="002a8d2f"/>
    </style:style>
    <style:style style:name="P5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1" officeooo:rsid="002d2395" officeooo:paragraph-rsid="00315a34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1" officeooo:rsid="00335673" officeooo:paragraph-rsid="00335673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onsolas1" officeooo:rsid="003494d5" officeooo:paragraph-rsid="003494d5"/>
    </style:style>
    <style:style style:name="P9" style:family="paragraph" style:parent-style-name="Standard">
      <style:text-properties style:font-name="Open Sans" officeooo:paragraph-rsid="002fd2f4"/>
    </style:style>
    <style:style style:name="P10" style:family="paragraph" style:parent-style-name="Standard">
      <style:text-properties style:font-name="Consolas1" officeooo:paragraph-rsid="00315a34"/>
    </style:style>
    <style:style style:name="P11" style:family="paragraph" style:parent-style-name="Standard">
      <style:text-properties style:font-name="Consolas1" officeooo:rsid="00315a34" officeooo:paragraph-rsid="00315a34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fd2f4" officeooo:paragraph-rsid="002fd2f4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fo:font-weight="bold" officeooo:rsid="003494d5" style:font-weight-asian="bold" style:font-weight-complex="bold"/>
    </style:style>
    <style:style style:name="T3" style:family="text">
      <style:text-properties style:font-name="Open Sans" officeooo:rsid="002a8d2f"/>
    </style:style>
    <style:style style:name="T4" style:family="text">
      <style:text-properties style:font-name="Open Sans" officeooo:rsid="002d2395"/>
    </style:style>
    <style:style style:name="T5" style:family="text">
      <style:text-properties style:font-name="Open Sans" officeooo:rsid="003494d5"/>
    </style:style>
    <style:style style:name="T6" style:family="text">
      <style:text-properties style:font-name="Open Sans" fo:font-weight="normal" officeooo:rsid="003494d5" style:font-weight-asian="normal" style:font-weight-complex="normal"/>
    </style:style>
    <style:style style:name="T7" style:family="text">
      <style:text-properties style:font-name="Open Sans" fo:font-weight="normal" officeooo:rsid="003521c0" style:font-weight-asian="normal" style:font-weight-complex="normal"/>
    </style:style>
    <style:style style:name="T8" style:family="text">
      <style:text-properties officeooo:rsid="002a8d2f"/>
    </style:style>
    <style:style style:name="T9" style:family="text">
      <style:text-properties fo:font-weight="bold" officeooo:rsid="002d2395" style:font-weight-asian="bold" style:font-weight-complex="bold"/>
    </style:style>
    <style:style style:name="T10" style:family="text">
      <style:text-properties fo:font-weight="bold" officeooo:rsid="002fd2f4" style:font-weight-asian="bold" style:font-weight-complex="bold"/>
    </style:style>
    <style:style style:name="T11" style:family="text">
      <style:text-properties fo:font-weight="normal" officeooo:rsid="002d2395" style:font-weight-asian="normal" style:font-weight-complex="normal"/>
    </style:style>
    <style:style style:name="T12" style:family="text">
      <style:text-properties fo:font-weight="normal" officeooo:rsid="002fd2f4" style:font-weight-asian="normal" style:font-weight-complex="normal"/>
    </style:style>
    <style:style style:name="T13" style:family="text">
      <style:text-properties fo:font-weight="normal" officeooo:rsid="00315a34" style:font-weight-asian="normal" style:font-weight-complex="normal"/>
    </style:style>
    <style:style style:name="T14" style:family="text">
      <style:text-properties officeooo:rsid="002fd2f4"/>
    </style:style>
    <style:style style:name="T15" style:family="text">
      <style:text-properties style:font-name-asian="F"/>
    </style:style>
    <style:style style:name="T16" style:family="text">
      <style:text-properties officeooo:rsid="002fd2f4" style:font-name-asian="F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trix Chain Multiplication</text:p>
      <text:p text:style-name="P1">Time limit: 1 sec</text:p>
      <text:p text:style-name="P9"><text:tab/><text:span text:style-name="T14">Let A be a matrix of size p rows and q columns and B be another matrix of size q rows and r column. The multiplication of A and B takes </text:span><text:span text:style-name="T14"><draw:frame draw:style-name="fr1" draw:name="Object5" text:anchor-type="as-char" svg:y="-0.152in" svg:width="0.5984in" svg:height="0.1992in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4">scalar multiplications. For a sequence of N matrices, </text:span><text:span text:style-name="T12"><draw:frame draw:style-name="fr1" draw:name="Object1" text:anchor-type="as-char" svg:y="-0.1484in" svg:width="1.1362in" svg:height="0.2098in" draw:z-index="1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such that their dimensions allow multiplication of Mi and Mi+1, we want to compute their multiplication. </text:span></text:p>
      <text:p text:style-name="P9"><text:span text:style-name="T14"><text:tab/>there are several ways to do the multiplication. For example, let </text:span><text:span text:style-name="T10">N</text:span><text:span text:style-name="T14"> = 3 and we have a matrix </text:span><text:span text:style-name="T14"><draw:frame draw:style-name="fr1" draw:name="Object2" text:anchor-type="as-char" svg:y="-0.1484in" svg:width="0.8811in" svg:height="0.2098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whose dimensions are</text:span><text:span text:style-name="T16"><draw:frame draw:style-name="fr2" text:anchor-type="as-char" svg:width="1.2862in" svg:height="0.2047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and </text:span><text:span text:style-name="T16"><draw:frame draw:style-name="fr2" draw:name="Object6" text:anchor-type="as-char" svg:width="0.602in" svg:height="0.1992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. The multiplication </text:span><text:span text:style-name="T16"><draw:frame draw:style-name="fr1" draw:name="Object7" text:anchor-type="as-char" svg:y="-0.1484in" svg:width="0.7598in" svg:height="0.2098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 can be computed as </text:span><text:span text:style-name="T16"><draw:frame draw:style-name="fr1" draw:name="Object8" text:anchor-type="as-char" svg:y="-0.152in" svg:width="0.8807in" svg:height="0.2134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6">or </text:span><text:span text:style-name="T16"><draw:frame draw:style-name="fr1" draw:name="Object9" text:anchor-type="as-char" svg:y="-0.152in" svg:width="0.8799in" svg:height="0.2134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. Both methods yield the same result but the time used in the multiplication are different, </text:span><text:span text:style-name="T16"><draw:frame draw:style-name="fr1" draw:name="Object10" text:anchor-type="as-char" svg:y="-0.152in" svg:width="0.8807in" svg:height="0.2134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 takes 200 scalar multiplications while </text:span><text:span text:style-name="T16"><draw:frame draw:style-name="fr1" draw:name="Object11" text:anchor-type="as-char" svg:y="-0.152in" svg:width="0.8799in" svg:height="0.2134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6">takes 1,100 scalar multiplications. </text:span><text:span text:style-name="T14"><text:s/></text:span></text:p>
      <text:p text:style-name="P9"><text:tab/><text:span text:style-name="T14">For this problem, we would like to know the minimum number scalar multiplication required to compute </text:span><text:span text:style-name="T16"><text:s/></text:span><text:span text:style-name="T16"><draw:frame draw:style-name="fr1" draw:name="Object12" text:anchor-type="as-char" svg:y="-0.1484in" svg:width="0.9528in" svg:height="0.209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6">. The dimension of these matrices are given as a sequence</text:span><text:span text:style-name="T16"><draw:frame draw:style-name="fr1" draw:name="Object13" text:anchor-type="as-char" svg:y="-0.1484in" svg:width="1.3016in" svg:height="0.2098in" draw:z-index="17"><draw:object xlink:href="./Object 3" xlink:type="simple" xlink:show="embed" xlink:actuate="onLoad"/><draw:image xlink:href="./ObjectReplacements/Object 3" xlink:type="simple" xlink:show="embed" xlink:actuate="onLoad"/></draw:frame></text:span><text:span text:style-name="T16">such that the number of row and column of matrix </text:span><text:span text:style-name="T16"><draw:frame draw:style-name="fr1" draw:name="Object20" text:anchor-type="as-char" svg:y="-0.1484in" svg:width="0.2744in" svg:height="0.2098in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6">is </text:span><text:span text:style-name="T16"><draw:frame draw:style-name="fr1" draw:name="Object21" text:anchor-type="as-char" svg:y="-0.1484in" svg:width="0.3165in" svg:height="0.2098in" draw:z-index="1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and </text:span><text:span text:style-name="T16"><draw:frame draw:style-name="fr1" draw:name="Object22" text:anchor-type="as-char" svg:y="-0.1484in" svg:width="0.1835in" svg:height="0.2098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respectively. </text:span><text:span text:style-name="T15">For example, let us assume that </text:span><text:span text:style-name="T15"><draw:frame draw:style-name="fr1" draw:name="Object17" text:anchor-type="as-char" svg:y="-0.1484in" svg:width="2.0346in" svg:height="0.1917in" draw:z-index="12"><draw:object xlink:href="./Object 18" xlink:type="simple" xlink:show="embed" xlink:actuate="onLoad"/><draw:image xlink:href="./ObjectReplacements/Object 18" xlink:type="simple" xlink:show="embed" xlink:actuate="onLoad"/></draw:frame></text:span><text:span text:style-name="T15">, the </text:span><text:span text:style-name="T16">minimum cost of multiplication is achieved by</text:span> <draw:frame draw:style-name="fr1" draw:name="Object18" text:anchor-type="as-char" svg:y="-0.152in" svg:width="2.2846in" svg:height="0.2134in" draw:z-index="13"><draw:object xlink:href="./Object 19" xlink:type="simple" xlink:show="embed" xlink:actuate="onLoad"/><draw:image xlink:href="./ObjectReplacements/Object 19" xlink:type="simple" xlink:show="embed" xlink:actuate="onLoad"/></draw:frame><text:span text:style-name="T15"> and the </text:span><text:span text:style-name="T16">number of scalar multiplication </text:span><text:span text:style-name="T15">is </text:span><text:span text:style-name="T15"><draw:frame draw:style-name="fr2" draw:name="Object19" text:anchor-type="as-char" svg:width="0.498in" svg:height="0.1839in" draw:z-index="14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"><text:span text:style-name="T9"><text:tab/></text:span><text:span text:style-name="T11">Your task is to find the </text:span><text:span text:style-name="T13">minimum number of scalar multiplication required for the given dimensions of the matrices.</text:span></text:p>
      <text:h text:style-name="P13" text:outline-level="1">Input</text:h>
      <text:p text:style-name="P5"><text:span text:style-name="T1"><text:tab/>The</text:span><text:span text:style-name="T3">re are </text:span><text:span text:style-name="T4">two line</text:span><text:span text:style-name="T5">s of input. The first line</text:span><text:span text:style-name="T4"> </text:span><text:span text:style-name="T5">contains the number of matrices </text:span><text:span text:style-name="T2">N </text:span><text:span text:style-name="T6">(2 &lt;= N &lt;= 100). The second line contains </text:span><text:span text:style-name="T2">N+1</text:span><text:span text:style-name="T6"> integers describing the sequence </text:span><text:span text:style-name="T2">S</text:span><text:span text:style-name="T6"> that gives the dimensions of the matrices. </text:span><text:span text:style-name="T7">The dimension of each matrix does not exceed 100.</text:span></text:p>
      <text:h text:style-name="P13" text:outline-level="1">Output</text:h>
      <text:p text:style-name="P2"><text:tab/><text:span text:style-name="T8">The output must contain exactly one line giving the giving the length of the longest common subsequence.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11">3</text:p>
            <text:p text:style-name="P11">10 10 10 1</text:p>
          </table:table-cell>
          <table:table-cell table:style-name="Table1.A1" office:value-type="string">
            <text:p text:style-name="P7">200</text:p>
          </table:table-cell>
        </table:table-row>
        <table:table-row table:style-name="Table1.1">
          <table:table-cell table:style-name="Table1.A3" office:value-type="string">
            <text:p text:style-name="P10">7</text:p>
            <text:p text:style-name="P6">92 32 7 3 29 74 57 93</text:p>
          </table:table-cell>
          <table:table-cell table:style-name="Table1.A3" office:value-type="string">
            <text:p text:style-name="P8">41216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1" svg:font-family="Consolas" style:font-family-generic="swiss" style:font-pitch="fixed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9T18:55:30.565615794</dc:date>
    <meta:editing-duration>PT1H39M34S</meta:editing-duration>
    <meta:editing-cycles>23</meta:editing-cycles>
    <meta:print-date>2014-09-09T23:50:22.741847462</meta:print-date>
    <meta:document-statistic meta:table-count="1" meta:image-count="0" meta:object-count="18" meta:page-count="1" meta:paragraph-count="19" meta:word-count="281" meta:character-count="1574" meta:non-whitespace-character-count="1297"/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  <mi>,</mi>
      <mo stretchy="false">…</mo>
      <mi>,</mi>
      <msub>
        <mi>M</mi>
        <mi>N</mi>
      </msub>
    </mrow>
    <annotation encoding="StarMath 5.0">M_1 , M_2 , dotslow ,M_N</annotation>
  </semantics>
</math>
</file>

<file path=Object 10/content.xml><?xml version="1.0" encoding="utf-8"?>
<math xmlns="http://www.w3.org/1998/Math/MathML" display="block">
  <semantics>
    <mrow>
      <msub>
        <mi>M</mi>
        <mn>1</mn>
      </msub>
      <mrow>
        <mo fence="true" stretchy="false">(</mo>
        <mrow>
          <mrow>
            <msub>
              <mi>M</mi>
              <mn>2</mn>
            </msub>
            <msub>
              <mi>M</mi>
              <mn>3</mn>
            </msub>
          </mrow>
        </mrow>
        <mo fence="true" stretchy="false">)</mo>
      </mrow>
    </mrow>
    <annotation encoding="StarMath 5.0">M_1 (M_2 M_3)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1</mn>
            </msub>
            <msub>
              <mi>M</mi>
              <mn>2</mn>
            </msub>
          </mrow>
        </mrow>
        <mo fence="true" stretchy="false">)</mo>
      </mrow>
      <msub>
        <mi>M</mi>
        <mn>3</mn>
      </msub>
    </mrow>
    <annotation encoding="StarMath 5.0">(M_1 M_2) M_3</annotation>
  </semantics>
</math>
</file>

<file path=Object 12/content.xml><?xml version="1.0" encoding="utf-8"?>
<math xmlns="http://www.w3.org/1998/Math/MathML" display="block">
  <semantics>
    <mrow>
      <msub>
        <mi>M</mi>
        <mn>1</mn>
      </msub>
      <mrow>
        <mo fence="true" stretchy="false">(</mo>
        <mrow>
          <mrow>
            <msub>
              <mi>M</mi>
              <mn>2</mn>
            </msub>
            <msub>
              <mi>M</mi>
              <mn>3</mn>
            </msub>
          </mrow>
        </mrow>
        <mo fence="true" stretchy="false">)</mo>
      </mrow>
    </mrow>
    <annotation encoding="StarMath 5.0">M_1 (M_2 M_3)</annotation>
  </semantics>
</math>
</file>

<file path=Object 13/content.xml><?xml version="1.0" encoding="utf-8"?>
<math xmlns="http://www.w3.org/1998/Math/MathML" display="block">
  <semantics>
    <mrow>
      <msub>
        <mi>M</mi>
        <mn>1</mn>
      </msub>
      <msub>
        <mi>M</mi>
        <mn>2</mn>
      </msub>
      <mo stretchy="false">…</mo>
      <msub>
        <mi>M</mi>
        <mi>N</mi>
      </msub>
    </mrow>
    <annotation encoding="StarMath 5.0">M_1 M_2 dotslow M_N</annotation>
  </semantics>
</math>
</file>

<file path=Object 18/content.xml><?xml version="1.0" encoding="utf-8"?>
<math xmlns="http://www.w3.org/1998/Math/MathML" display="block">
  <semantics>
    <mrow>
      <mi>S</mi>
      <mo stretchy="false">=</mo>
      <mrow>
        <mo fence="true" stretchy="false">⟨</mo>
        <mrow>
          <mrow>
            <mn>92,</mn>
            <mn>32,</mn>
            <mn>7,</mn>
            <mn>3,</mn>
            <mn>29,</mn>
            <mn>74,</mn>
            <mn>57,</mn>
            <mn>93</mn>
          </mrow>
        </mrow>
        <mo fence="true" stretchy="false">⟩</mo>
      </mrow>
    </mrow>
    <annotation encoding="StarMath 5.0">S = langle 92, 32, 7, 3, 29, 74, 57, 93 rangle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0</mn>
            </msub>
            <mrow>
              <mo fence="true" stretchy="false">(</mo>
              <mrow>
                <mrow>
                  <msub>
                    <mi>M</mi>
                    <mn>1</mn>
                  </msub>
                  <msub>
                    <mi>M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>M</mi>
                          <mn>3</mn>
                        </msub>
                        <msub>
                          <mi>M</mi>
                          <mn>4</mn>
                        </msub>
                      </mrow>
                    </mrow>
                    <mo fence="true" stretchy="false">)</mo>
                  </mrow>
                  <msub>
                    <mi>M</mi>
                    <mn>5</mn>
                  </msub>
                </mrow>
              </mrow>
              <mo fence="true" stretchy="false">)</mo>
            </mrow>
            <msub>
              <mi>M</mi>
              <mn>6</mn>
            </msub>
          </mrow>
        </mrow>
        <mo fence="true" stretchy="false">)</mo>
      </mrow>
    </mrow>
    <annotation encoding="StarMath 5.0">( M rsub {0} ( M rsub {1} M rsub {2} ))((( M rsub {3} M rsub {4} ) M rsub {5} ) M rsub {6} )</annotation>
  </semantics>
</math>
</file>

<file path=Object 2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  <mi>,</mi>
      <msub>
        <mi>M</mi>
        <mn>3</mn>
      </msub>
    </mrow>
    <annotation encoding="StarMath 5.0">M_1 , M_2 , M_3</annotation>
  </semantics>
</math>
</file>

<file path=Object 20/content.xml><?xml version="1.0" encoding="utf-8"?>
<math xmlns="http://www.w3.org/1998/Math/MathML" display="block">
  <semantics>
    <mn>70167</mn>
    <annotation encoding="StarMath 5.0">70167</annotation>
  </semantics>
</math>
</file>

<file path=Object 21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2/content.xml><?xml version="1.0" encoding="utf-8"?>
<math xmlns="http://www.w3.org/1998/Math/MathML" display="block">
  <semantics>
    <msub>
      <mi>s</mi>
      <mrow>
        <mi>i</mi>
        <mo stretchy="false">−</mo>
        <mn>1</mn>
      </mrow>
    </msub>
    <annotation encoding="StarMath 5.0">s_{ i-1 }</annotation>
  </semantics>
</math>
</file>

<file path=Object 23/content.xml><?xml version="1.0" encoding="utf-8"?>
<math xmlns="http://www.w3.org/1998/Math/MathML" display="block">
  <semantics>
    <msub>
      <mi>s</mi>
      <mi>i</mi>
    </msub>
    <annotation encoding="StarMath 5.0">s_{ i }</annotation>
  </semantics>
</math>
</file>

<file path=Object 3/content.xml><?xml version="1.0" encoding="utf-8"?>
<math xmlns="http://www.w3.org/1998/Math/MathML" display="block">
  <semantics>
    <mrow>
      <mi>S</mi>
      <mo stretchy="false">=</mo>
      <mrow>
        <mo fence="true" stretchy="false">⟨</mo>
        <mrow>
          <mrow>
            <msub>
              <mi>s</mi>
              <mn>0,</mn>
            </msub>
            <msub>
              <mi>s</mi>
              <mn>1,</mn>
            </msub>
            <msub>
              <mi>s</mi>
              <mn>2,</mn>
            </msub>
            <mo stretchy="false">…</mo>
            <mi>,</mi>
            <msub>
              <mi>s</mi>
              <mi>n</mi>
            </msub>
          </mrow>
        </mrow>
        <mo fence="true" stretchy="false">⟩</mo>
      </mrow>
    </mrow>
    <annotation encoding="StarMath 5.0">S = langle s_0, s_1, s_2, dotslow, s_n rangle </annotation>
  </semantics>
</math>
</file>

<file path=Object 5/content.xml><?xml version="1.0" encoding="utf-8"?>
<math xmlns="http://www.w3.org/1998/Math/MathML" display="block">
  <semantics>
    <mrow>
      <mi mathvariant="normal">Θ</mi>
      <mrow>
        <mo fence="true" stretchy="false">(</mo>
        <mrow>
          <mi mathvariant="italic">pqr</mi>
        </mrow>
        <mo fence="true" stretchy="false">)</mo>
      </mrow>
    </mrow>
    <annotation encoding="StarMath 5.0">%THETA  ( pqr )</annotation>
  </semantics>
</math>
</file>

<file path=Object 6/content.xml><?xml version="1.0" encoding="utf-8"?>
<math xmlns="http://www.w3.org/1998/Math/MathML" display="block">
  <semantics>
    <mrow>
      <mrow>
        <mo fence="true" stretchy="true">(</mo>
        <mrow>
          <mrow>
            <mn>10</mn>
            <mi>×</mi>
            <mn>10</mn>
          </mrow>
        </mrow>
        <mo fence="true" stretchy="true">)</mo>
      </mrow>
      <mi>,</mi>
      <mrow>
        <mo fence="true" stretchy="true">(</mo>
        <mrow>
          <mrow>
            <mn>10</mn>
            <mi>×</mi>
            <mn>10</mn>
          </mrow>
        </mrow>
        <mo fence="true" stretchy="true">)</mo>
      </mrow>
    </mrow>
    <annotation encoding="StarMath 5.0">left (10×10 right ) , left (10×10 right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n>10</mn>
          <mi>×</mi>
          <mn>1</mn>
        </mrow>
      </mrow>
      <mo fence="true" stretchy="false">)</mo>
    </mrow>
    <annotation encoding="StarMath 5.0">(10×1)</annotation>
  </semantics>
</math>
</file>

<file path=Object 8/content.xml><?xml version="1.0" encoding="utf-8"?>
<math xmlns="http://www.w3.org/1998/Math/MathML" display="block">
  <semantics>
    <mrow>
      <msub>
        <mi>M</mi>
        <mn>1</mn>
      </msub>
      <msub>
        <mi>M</mi>
        <mn>2</mn>
      </msub>
      <msub>
        <mi>M</mi>
        <mn>3</mn>
      </msub>
    </mrow>
    <annotation encoding="StarMath 5.0">M_1 M_2 M_3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1</mn>
            </msub>
            <msub>
              <mi>M</mi>
              <mn>2</mn>
            </msub>
          </mrow>
        </mrow>
        <mo fence="true" stretchy="false">)</mo>
      </mrow>
      <msub>
        <mi>M</mi>
        <mn>3</mn>
      </msub>
    </mrow>
    <annotation encoding="StarMath 5.0">(M_1 M_2) M_3</annotation>
  </semantics>
</math>
</file>